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86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23.105cm" svg:y="0.82cm">
            <draw:object draw:notify-on-update-of-ranges="Sheet1.F2:Sheet1.F25 Sheet1.I2:Sheet1.I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044cm" svg:y="10.413cm">
            <draw:object draw:notify-on-update-of-ranges="Sheet1.F26:Sheet1.F49 Sheet1.I26:Sheet1.I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717cm" svg:y="20.914cm">
            <draw:object draw:notify-on-update-of-ranges="Sheet1.F50:Sheet1.F73 Sheet1.I50:Sheet1.I7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3.626cm" svg:y="30.926cm">
            <draw:object draw:notify-on-update-of-ranges="Sheet1.F74:Sheet1.F97 Sheet1.I74:Sheet1.I9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3.595cm" svg:y="40.834cm">
            <draw:object draw:notify-on-update-of-ranges="Sheet1.F98:Sheet1.F121 Sheet1.I98:Sheet1.I1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0.694cm" svg:y="52.691cm">
            <draw:object draw:notify-on-update-of-ranges="Sheet1.F122:Sheet1.F145 Sheet1.I122:Sheet1.I14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.018cm" svg:height="14.723cm" svg:x="2.105cm" svg:y="3.811cm">
            <draw:object draw:notify-on-update-of-ranges="Sheet1.F1:Sheet1.F1 Sheet1.F2:Sheet1.F132 Sheet1.I1:Sheet1.I1 Sheet1.I2:Sheet1.I13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z_dim</text:p>
          </table:table-cell>
          <table:table-cell table:style-name="ce1" office:value-type="string" calcext:value-type="string">
            <text:p>radius_1</text:p>
          </table:table-cell>
          <table:table-cell table:style-name="ce1" office:value-type="string" calcext:value-type="string">
            <text:p>radius_2</text:p>
          </table:table-cell>
          <table:table-cell table:style-name="ce1" office:value-type="string" calcext:value-type="string">
            <text:p>x_theta</text:p>
          </table:table-cell>
          <table:table-cell table:style-name="ce1" office:value-type="string" calcext:value-type="string">
            <text:p>Measured Angle</text:p>
          </table:table-cell>
          <table:table-cell table:style-name="ce1" office:value-type="string" calcext:value-type="string">
            <text:p>radius1/radius2</text:p>
          </table:table-cell>
          <table:table-cell table:style-name="ce1" office:value-type="string" calcext:value-type="string">
            <text:p>radius2/radius1</text:p>
          </table:table-cell>
          <table:table-cell table:style-name="ce1" office:value-type="string" calcext:value-type="string">
            <text:p>angle of cylinder slope (deg)</text:p>
          </table:table-cell>
          <table:table-cell table:style-name="ce1" office:value-type="string" calcext:value-type="string">
            <text:p>Gradient of slop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.8" calcext:value-type="float">
            <text:p>5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4.7" calcext:value-type="float">
            <text:p>74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3" calcext:value-type="float">
            <text:p>21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.1" calcext:value-type="float">
            <text:p>25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297102894" calcext:value-type="float">
            <text:p>0.4297102894</text:p>
          </table:table-cell>
          <table:table-cell table:style-name="ce1" office:value-type="float" office:value="0.0075" calcext:value-type="float">
            <text:p>0.0075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864765103" calcext:value-type="float">
            <text:p>0.2864765103</text:p>
          </table:table-cell>
          <table:table-cell table:style-name="ce1" office:value-type="float" office:value="0.005" calcext:value-type="float">
            <text:p>0.0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.002573804" calcext:value-type="float">
            <text:p>1.002573804</text:p>
          </table:table-cell>
          <table:table-cell table:style-name="ce1" office:value-type="float" office:value="0.0175" calcext:value-type="float">
            <text:p>0.0175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.9" calcext:value-type="float">
            <text:p>52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297102894" calcext:value-type="float">
            <text:p>0.4297102894</text:p>
          </table:table-cell>
          <table:table-cell table:style-name="ce1" office:value-type="float" office:value="0.0075" calcext:value-type="float">
            <text:p>0.0075</text:p>
          </table:table-cell>
        </table:table-row>
        <table:table-row table:style-name="ro3" table:number-rows-repeated="2">
          <table:table-cell table:style-name="ce1" table:number-columns-repeated="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.002573804" calcext:value-type="float">
            <text:p>1.002573804</text:p>
          </table:table-cell>
          <table:table-cell table:style-name="ce1" office:value-type="float" office:value="0.0175" calcext:value-type="float">
            <text:p>0.0175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.1" calcext:value-type="float">
            <text:p>41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.9" calcext:value-type="float">
            <text:p>22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 table:number-rows-repeated="6">
          <table:table-cell table:style-name="ce1" table:number-columns-repeated="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.7" calcext:value-type="float">
            <text:p>28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3" table:number-rows-repeated="8">
          <table:table-cell table:style-name="ce1" table:number-columns-repeated="1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3" table:number-rows-repeated="8">
          <table:table-cell table:style-name="ce1" table:number-columns-repeated="1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3" table:number-rows-repeated="13">
          <table:table-cell table:style-name="ce1" table:number-columns-repeated="10"/>
        </table:table-row>
        <table:table-row table:style-name="ro3" table:number-rows-repeated="85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15.999cm" svg:height="8.999cm" svg:x="9.467cm" svg:y="0.281cm">
            <draw:object draw:notify-on-update-of-ranges="Sheet2.A2:Sheet2.A7 Sheet2.B1:Sheet2.B1 Sheet2.B2:Sheet2.B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6.417cm" svg:y="12.077cm">
            <draw:object draw:notify-on-update-of-ranges="Sheet2.A1:Sheet2.A1 Sheet2.A2:Sheet2.A7 Sheet2.C1:Sheet2.C1 Sheet2.C2:Sheet2.C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4">
          <table:table-cell office:value-type="string" calcext:value-type="string">
            <text:p>Tilt angle:</text:p>
          </table:table-cell>
          <table:table-cell office:value-type="string" calcext:value-type="string">
            <text:p>Gradient - theta</text:p>
          </table:table-cell>
          <table:table-cell office:value-type="string" calcext:value-type="string">
            <text:p>Gradient - slop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07656" calcext:value-type="float">
            <text:p>0.07656</text:p>
          </table:table-cell>
          <table:table-cell office:value-type="float" office:value="0.00134" calcext:value-type="float">
            <text:p>0.0013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2835" calcext:value-type="float">
            <text:p>0.00283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04309" calcext:value-type="float">
            <text:p>0.004309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006066" calcext:value-type="float">
            <text:p>0.00606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007854" calcext:value-type="float">
            <text:p>0.007854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008302" calcext:value-type="float">
            <text:p>0.008302</text:p>
          </table:table-cell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J14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3:48:48.761578154</meta:creation-date>
    <dc:date>2016-01-29T04:20:06.042244590</dc:date>
    <meta:editing-duration>PT56S</meta:editing-duration>
    <meta:editing-cycles>1</meta:editing-cycles>
    <meta:document-statistic meta:table-count="2" meta:cell-count="841" meta:object-count="9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10deg</text:p>
        </chart:title>
        <chart:legend chart:legend-position="end" svg:x="12.037cm" svg:y="3.952cm" style:legend-expansion="high" chart:style-name="ch3"/>
        <chart:plot-area chart:style-name="ch4" table:cell-range-address="Sheet1.F2:Sheet1.F25 Sheet1.I2:Sheet1.I25" svg:x="0.32cm" svg:y="1.301cm" svg:width="11.397cm" svg:height="7.519cm">
          <chartooo:coordinate-region svg:x="0.756cm" svg:y="1.5cm" svg:width="10.775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25" chart:class="chart:scatter">
            <chart:domain table:cell-range-address="Sheet1.F2:Sheet1.F25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8">
                <text:p>55.8</text:p>
                <draw:g>
                  <svg:desc>Sheet1.F2:Sheet1.F25</svg:desc>
                </draw:g>
              </table:table-cell>
              <table:table-cell office:value-type="float" office:value="4.289153329">
                <text:p>4.289153329</text:p>
                <draw:g>
                  <svg:desc>Sheet1.I2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9">
                <text:p>36.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7">
                <text:p>74.7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">
                <text:p>21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">
                <text:p>51.1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7">
                <text:p>42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">
                <text:p>28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">
                <text:p>11.7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">
                <text:p>7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">
                <text:p>25.1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">
                <text:p>21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9">
                <text:p>12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">
                <text:p>5.2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0.2864765103">
                <text:p>0.2864765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">
                <text:p>11.7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1">
                <text:p>10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">
                <text:p>6.6</text:p>
              </table:table-cell>
              <table:table-cell office:value-type="float" office:value="0.5729386977">
                <text:p>0.5729386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20deg</text:p>
        </chart:title>
        <chart:legend chart:legend-position="end" svg:x="12.037cm" svg:y="3.952cm" style:legend-expansion="high" chart:style-name="ch3"/>
        <chart:plot-area chart:style-name="ch4" table:cell-range-address="Sheet1.F26:Sheet1.F49 Sheet1.I26:Sheet1.I49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26:Sheet1.I49" chart:class="chart:scatter">
            <chart:domain table:cell-range-address="Sheet1.F26:Sheet1.F49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">
                <text:p>25.8</text:p>
                <draw:g>
                  <svg:desc>Sheet1.F26:Sheet1.F49</svg:desc>
                </draw:g>
              </table:table-cell>
              <table:table-cell office:value-type="float" office:value="4.289153329">
                <text:p>4.289153329</text:p>
                <draw:g>
                  <svg:desc>Sheet1.I26:Sheet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">
                <text:p>17.4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9">
                <text:p>52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">
                <text:p>33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3">
                <text:p>20.3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">
                <text:p>14.2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">
                <text:p>3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6">
                <text:p>11.6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">
                <text:p>10.6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">
                <text:p>6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">
                <text:p>2.6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">
                <text:p>5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0.5729386977">
                <text:p>0.5729386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30deg</text:p>
        </chart:title>
        <chart:legend chart:legend-position="end" svg:x="12.037cm" svg:y="3.952cm" style:legend-expansion="high" chart:style-name="ch3"/>
        <chart:plot-area chart:style-name="ch4" table:cell-range-address="Sheet1.F50:Sheet1.F73 Sheet1.I50:Sheet1.I73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50:Sheet1.I73" chart:class="chart:scatter">
            <chart:domain table:cell-range-address="Sheet1.F50:Sheet1.F73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">
                <text:p>17.5</text:p>
                <draw:g>
                  <svg:desc>Sheet1.F50:Sheet1.F73</svg:desc>
                </draw:g>
              </table:table-cell>
              <table:table-cell office:value-type="float" office:value="4.289153329">
                <text:p>4.289153329</text:p>
                <draw:g>
                  <svg:desc>Sheet1.I50:Sheet1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1">
                <text:p>12.1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1">
                <text:p>41.1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5">
                <text:p>34.5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">
                <text:p>22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">
                <text:p>15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">
                <text:p>13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">
                <text:p>9.4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">
                <text:p>7.9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45deg</text:p>
        </chart:title>
        <chart:legend chart:legend-position="end" svg:x="12.037cm" svg:y="3.952cm" style:legend-expansion="high" chart:style-name="ch3"/>
        <chart:plot-area chart:style-name="ch4" table:cell-range-address="Sheet1.F74:Sheet1.F97 Sheet1.I74:Sheet1.I97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74:Sheet1.I97" chart:class="chart:scatter">
            <chart:domain table:cell-range-address="Sheet1.F74:Sheet1.F97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">
                <text:p>12.1</text:p>
                <draw:g>
                  <svg:desc>Sheet1.F74:Sheet1.F97</svg:desc>
                </draw:g>
              </table:table-cell>
              <table:table-cell office:value-type="float" office:value="4.289153329">
                <text:p>4.289153329</text:p>
                <draw:g>
                  <svg:desc>Sheet1.I74:Sheet1.I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7">
                <text:p>28.7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6">
                <text:p>24.6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">
                <text:p>4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">
                <text:p>9.8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">
                <text:p>6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60deg</text:p>
        </chart:title>
        <chart:legend chart:legend-position="end" svg:x="12.037cm" svg:y="3.952cm" style:legend-expansion="high" chart:style-name="ch3"/>
        <chart:plot-area chart:style-name="ch4" table:cell-range-address="Sheet1.F98:Sheet1.F121 Sheet1.I98:Sheet1.I121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98:Sheet1.I121" chart:class="chart:scatter">
            <chart:domain table:cell-range-address="Sheet1.F98:Sheet1.F121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">
                <text:p>10.3</text:p>
                <draw:g>
                  <svg:desc>Sheet1.F98:Sheet1.F121</svg:desc>
                </draw:g>
              </table:table-cell>
              <table:table-cell office:value-type="float" office:value="4.289153329">
                <text:p>4.289153329</text:p>
                <draw:g>
                  <svg:desc>Sheet1.I98:Sheet1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">
                <text:p>7.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7">
                <text:p>19.7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">
                <text:p>8.4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">
                <text:p>6.2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75deg</text:p>
        </chart:title>
        <chart:legend chart:legend-position="end" svg:x="12.037cm" svg:y="3.952cm" style:legend-expansion="high" chart:style-name="ch3"/>
        <chart:plot-area chart:style-name="ch4" table:cell-range-address="Sheet1.F122:Sheet1.F145 Sheet1.I122:Sheet1.I145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122:Sheet1.I145" chart:class="chart:scatter">
            <chart:domain table:cell-range-address="Sheet1.F122:Sheet1.F145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F122:Sheet1.F145</svg:desc>
                </draw:g>
              </table:table-cell>
              <table:table-cell office:value-type="float" office:value="4.289153329">
                <text:p>4.289153329</text:p>
                <draw:g>
                  <svg:desc>Sheet1.I122:Sheet1.I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">
                <text:p>17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">
                <text:p>11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2:Sheet2.B7 Sheet2.B1:Sheet2.B1" chart:data-source-has-labels="row" svg:x="0.32cm" svg:y="0.18cm" svg:width="15.36cm" svg:height="8.64cm">
          <chartooo:coordinate-region svg:x="1.232cm" svg:y="0.379cm" svg:width="14.261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2:Sheet2.B7" chart:label-cell-address="Sheet2.B1:Sheet2.B1" chart:class="chart:scatter">
            <chart:domain table:cell-range-address="Sheet2.A2:Sheet2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adient - thet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7</svg:desc>
                </draw:g>
              </table:table-cell>
              <table:table-cell office:value-type="float" office:value="0.07656">
                <text:p>0.07656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444">
                <text:p>0.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3438">
                <text:p>0.3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4705">
                <text:p>0.47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1:Sheet2.A7 Sheet2.C1:Sheet2.C7" chart:data-source-has-labels="row" svg:x="0.32cm" svg:y="0.18cm" svg:width="15.36cm" svg:height="8.64cm">
          <chartooo:coordinate-region svg:x="1.418cm" svg:y="0.38cm" svg:width="14.075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C2:Sheet2.C7" chart:label-cell-address="Sheet2.C1:Sheet2.C1" chart:class="chart:scatter">
            <chart:domain table:cell-range-address="Sheet2.A2:Sheet2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adient - slope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7</svg:desc>
                </draw:g>
              </table:table-cell>
              <table:table-cell office:value-type="float" office:value="0.00134">
                <text:p>0.00134</text:p>
                <draw:g>
                  <svg:desc>Sheet2.C2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4309">
                <text:p>0.004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6066">
                <text:p>0.006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7854">
                <text:p>0.007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08302">
                <text:p>0.008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14.724cm" xlink:href=".." xlink:type="simple" chart:class="chart:scatter" chart:style-name="ch1">
        <chart:plot-area chart:style-name="ch2" table:cell-range-address="Sheet1.F1:Sheet1.F132 Sheet1.I1:Sheet1.I132" chart:data-source-has-labels="row" svg:x="0.32cm" svg:y="0.294cm" svg:width="15.379cm" svg:height="14.136cm">
          <chartooo:coordinate-region svg:x="0.941cm" svg:y="0.493cm" svg:width="14.571cm" svg:height="13.2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2:Sheet1.I132" chart:label-cell-address="Sheet1.I1:Sheet1.I1" chart:class="chart:scatter">
            <chart:domain table:cell-range-address="Sheet1.F2:Sheet1.F132"/>
            <chart:data-point chart:repeated="1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ngle of cylinder slope (deg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8">
                <text:p>55.8</text:p>
                <draw:g>
                  <svg:desc>Sheet1.F2:Sheet1.F132</svg:desc>
                </draw:g>
              </table:table-cell>
              <table:table-cell office:value-type="float" office:value="4.289153329">
                <text:p>4.289153329</text:p>
                <draw:g>
                  <svg:desc>Sheet1.I2:Sheet1.I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9">
                <text:p>36.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7">
                <text:p>74.7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">
                <text:p>21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">
                <text:p>51.1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7">
                <text:p>42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">
                <text:p>28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">
                <text:p>11.7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">
                <text:p>7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">
                <text:p>25.1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">
                <text:p>21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9">
                <text:p>12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">
                <text:p>5.2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0.2864765103">
                <text:p>0.2864765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">
                <text:p>11.7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1">
                <text:p>10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">
                <text:p>6.6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8">
                <text:p>25.8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">
                <text:p>17.4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9">
                <text:p>52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">
                <text:p>10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3">
                <text:p>20.3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">
                <text:p>14.2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">
                <text:p>5.5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">
                <text:p>3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">
                <text:p>11.6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6">
                <text:p>10.6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">
                <text:p>6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">
                <text:p>2.6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">
                <text:p>5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">
                <text:p>3.3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5">
                <text:p>17.5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">
                <text:p>12.1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.1">
                <text:p>41.1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5">
                <text:p>34.5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9">
                <text:p>22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">
                <text:p>4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7">
                <text:p>13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">
                <text:p>9.4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">
                <text:p>7.9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">
                <text:p>4.5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1">
                <text:p>12.1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.7">
                <text:p>28.7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6">
                <text:p>24.6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5">
                <text:p>16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">
                <text:p>4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">
                <text:p>11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">
                <text:p>9.8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">
                <text:p>5.7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">
                <text:p>10.3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">
                <text:p>7.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8">
                <text:p>22.8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">
                <text:p>19.7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">
                <text:p>13.2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">
                <text:p>4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">
                <text:p>2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5">
                <text:p>9.5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4">
                <text:p>8.4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">
                <text:p>6.2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">
                <text:p>4.8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6">
                <text:p>20.6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9">
                <text:p>17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9">
                <text:p>11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">
                <text:p>3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">
                <text:p>1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8">
                <text:p>8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">
                <text:p>6.4</text:p>
              </table:table-cell>
              <table:table-cell office:value-type="float" office:value="3.433630362">
                <text:p>3.433630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